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0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fff2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3" table:default-cell-style-name="ce7"/>
        <table:table-column table:style-name="co3" table:default-cell-style-name="ce9"/>
        <table:table-row table:style-name="ro1">
          <table:table-cell table:style-name="ce3" office:value-type="string" calcext:value-type="string" table:number-columns-spanned="5" table:number-rows-spanned="1">
            <text:p>Puissance des outils</text:p>
          </table:table-cell>
          <table:covered-table-cell table:number-columns-repeated="4" table:style-name="ce6"/>
        </table:table-row>
        <table:table-row table:style-name="ro2">
          <table:table-cell table:style-name="ce4" office:value-type="string" calcext:value-type="string">
            <text:p>Outil</text:p>
          </table:table-cell>
          <table:table-cell table:style-name="ce4" office:value-type="string" calcext:value-type="string">
            <text:p>Toucher ParCoup</text:p>
          </table:table-cell>
          <table:table-cell table:style-name="ce4" office:value-type="string" calcext:value-type="string">
            <text:p>Intervalle ParCoup</text:p>
          </table:table-cell>
          <table:table-cell table:style-name="ce4" office:value-type="string" calcext:value-type="string">
            <text:p>NbCibles</text:p>
          </table:table-cell>
          <table:table-cell table:style-name="ce6" office:value-type="string" calcext:value-type="string">
            <text:p>PUISSANCE</text:p>
          </table:table-cell>
        </table:table-row>
        <table:table-row table:style-name="ro1">
          <table:table-cell office:value-type="string" calcext:value-type="string">
            <text:p>Pain baguette</text:p>
          </table:table-cell>
          <table:table-cell office:value-type="float" office:value="20" calcext:value-type="float">
            <text:p>20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formula="of:=([.B3]*[.D3])/[.C3]" office:value-type="float" office:value="12.5" calcext:value-type="float">
            <text:p>12,5</text:p>
          </table:table-cell>
        </table:table-row>
        <table:table-row table:style-name="ro1">
          <table:table-cell office:value-type="string" calcext:value-type="string">
            <text:p>Crayon à min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B4]*[.D4])/[.C4]" office:value-type="float" office:value="12.5" calcext:value-type="float">
            <text:p>12,5</text:p>
          </table:table-cell>
        </table:table-row>
        <table:table-row table:style-name="ro1">
          <table:table-cell office:value-type="string" calcext:value-type="string">
            <text:p>Bleuet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formula="of:=([.B5]*[.D5])/[.C5]" office:value-type="float" office:value="12.5" calcext:value-type="float">
            <text:p>12,5</text:p>
          </table:table-cell>
        </table:table-row>
        <table:table-row table:style-name="ro1">
          <table:table-cell office:value-type="string" calcext:value-type="string">
            <text:p>Seau d'eau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[.B6]*[.D6])/[.C6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lon d'eau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B7]*[.D7])/[.C7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oule de neig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8]*[.D8])/[.C8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ramboise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formula="of:=([.B9]*[.D9])/[.C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eu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0]*[.D10])/[.C10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allon de plag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1]*[.D11])/[.C11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risbee bleu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2]*[.D12])/[.C1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ix de coco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3]*[.D13])/[.C13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oireau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formula="of:=([.B14]*[.D14])/[.C1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azooka à bleuets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table:formula="of:=([.B15]*[.D15])/[.C15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ngu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6]*[.D16])/[.C1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oké Ball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7]*[.D17])/[.C17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azooka à framboises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table:formula="of:=([.B18]*[.D18])/[.C18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iwi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9]*[.D19])/[.C19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allon de basket-bal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20]*[.D20])/[.C20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Great Bal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21]*[.D21])/[.C21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azooka à noix de coco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formula="of:=([.B22]*[.D22])/[.C22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risbee vert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([.B23]*[.D23])/[.C23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ournevis sonique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table:formula="of:=([.B24]*[.D24])/[.C24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au bénite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formula="of:=([.B25]*[.D25])/[.C25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risbee rouge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([.B26]*[.D26])/[.C26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ltra Ball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27]*[.D27])/[.C27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azooka à mangue</text:p>
          </table:table-cell>
          <table:table-cell office:value-type="float" office:value="25" calcext:value-type="float">
            <text:p>2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formula="of:=([.B28]*[.D28])/[.C28]" office:value-type="float" office:value="62.5" calcext:value-type="float">
            <text:p>62,5</text:p>
          </table:table-cell>
        </table:table-row>
        <table:table-row table:style-name="ro1">
          <table:table-cell office:value-type="string" calcext:value-type="string">
            <text:p>Master Ball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29]*[.D29])/[.C29]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azooka à kiwi</text:p>
          </table:table-cell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table:formula="of:=([.B30]*[.D30])/[.C3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risbee mauve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([.B31]*[.D31])/[.C3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fari Ball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32]*[.D32])/[.C32]" office:value-type="float" office:value="110" calcext:value-type="float">
            <text:p>110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33]*[.D33])/[.C3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34]*[.D34])/[.C3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35]*[.D35])/[.C3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36]*[.D36])/[.C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37]*[.D37])/[.C3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38]*[.D38])/[.C3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39]*[.D39])/[.C3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40]*[.D40])/[.C4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41]*[.D41])/[.C4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42]*[.D42])/[.C4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43]*[.D43])/[.C4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44]*[.D44])/[.C4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45]*[.D45])/[.C4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46]*[.D46])/[.C4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47]*[.D47])/[.C4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48]*[.D48])/[.C4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49]*[.D49])/[.C4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50]*[.D50])/[.C5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51]*[.D51])/[.C5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52]*[.D52])/[.C5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53]*[.D53])/[.C5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54]*[.D54])/[.C5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55]*[.D55])/[.C5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56]*[.D56])/[.C5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57]*[.D57])/[.C5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58]*[.D58])/[.C5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59]*[.D59])/[.C5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60]*[.D60])/[.C6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61]*[.D61])/[.C6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62]*[.D62])/[.C6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63]*[.D63])/[.C6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64]*[.D64])/[.C6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65]*[.D65])/[.C6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66]*[.D66])/[.C6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67]*[.D67])/[.C6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68]*[.D68])/[.C6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69]*[.D69])/[.C6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70]*[.D70])/[.C7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71]*[.D71])/[.C7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72]*[.D72])/[.C7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73]*[.D73])/[.C7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74]*[.D74])/[.C7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75]*[.D75])/[.C7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76]*[.D76])/[.C7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77]*[.D77])/[.C7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78]*[.D78])/[.C7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79]*[.D79])/[.C7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80]*[.D80])/[.C8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81]*[.D81])/[.C8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82]*[.D82])/[.C8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83]*[.D83])/[.C8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84]*[.D84])/[.C8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85]*[.D85])/[.C8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86]*[.D86])/[.C8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87]*[.D87])/[.C8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88]*[.D88])/[.C8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89]*[.D89])/[.C8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90]*[.D90])/[.C9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91]*[.D91])/[.C9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92]*[.D92])/[.C9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93]*[.D93])/[.C9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94]*[.D94])/[.C9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95]*[.D95])/[.C9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96]*[.D96])/[.C9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97]*[.D97])/[.C9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98]*[.D98])/[.C9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99]*[.D99])/[.C9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00]*[.D100])/[.C10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01]*[.D101])/[.C10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02]*[.D102])/[.C10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03]*[.D103])/[.C10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04]*[.D104])/[.C10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05]*[.D105])/[.C10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06]*[.D106])/[.C10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07]*[.D107])/[.C10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08]*[.D108])/[.C10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09]*[.D109])/[.C10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10]*[.D110])/[.C11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11]*[.D111])/[.C11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12]*[.D112])/[.C11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13]*[.D113])/[.C1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14]*[.D114])/[.C11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15]*[.D115])/[.C11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16]*[.D116])/[.C11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17]*[.D117])/[.C11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18]*[.D118])/[.C11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19]*[.D119])/[.C11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20]*[.D120])/[.C12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21]*[.D121])/[.C12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22]*[.D122])/[.C12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23]*[.D123])/[.C12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24]*[.D124])/[.C12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25]*[.D125])/[.C1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26]*[.D126])/[.C12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27]*[.D127])/[.C12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28]*[.D128])/[.C12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29]*[.D129])/[.C12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30]*[.D130])/[.C13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31]*[.D131])/[.C13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32]*[.D132])/[.C13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33]*[.D133])/[.C13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34]*[.D134])/[.C13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35]*[.D135])/[.C13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36]*[.D136])/[.C13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37]*[.D137])/[.C13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38]*[.D138])/[.C13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39]*[.D139])/[.C13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([.B140]*[.D140])/[.C14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41]*[.D141])/[.C14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42]*[.D142])/[.C14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43]*[.D143])/[.C14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44]*[.D144])/[.C14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45]*[.D145])/[.C14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46]*[.D146])/[.C14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47]*[.D147])/[.C14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48]*[.D148])/[.C14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49]*[.D149])/[.C14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50]*[.D150])/[.C15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51]*[.D151])/[.C15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52]*[.D152])/[.C15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53]*[.D153])/[.C15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54]*[.D154])/[.C15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55]*[.D155])/[.C15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56]*[.D156])/[.C15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57]*[.D157])/[.C15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58]*[.D158])/[.C15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59]*[.D159])/[.C15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60]*[.D160])/[.C16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61]*[.D161])/[.C16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62]*[.D162])/[.C16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63]*[.D163])/[.C16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64]*[.D164])/[.C16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65]*[.D165])/[.C16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66]*[.D166])/[.C16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67]*[.D167])/[.C16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68]*[.D168])/[.C16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69]*[.D169])/[.C16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70]*[.D170])/[.C17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71]*[.D171])/[.C17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72]*[.D172])/[.C17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73]*[.D173])/[.C17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74]*[.D174])/[.C17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75]*[.D175])/[.C17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76]*[.D176])/[.C17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77]*[.D177])/[.C17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78]*[.D178])/[.C17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79]*[.D179])/[.C17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80]*[.D180])/[.C18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81]*[.D181])/[.C18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82]*[.D182])/[.C18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83]*[.D183])/[.C18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84]*[.D184])/[.C18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85]*[.D185])/[.C18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86]*[.D186])/[.C18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87]*[.D187])/[.C18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88]*[.D188])/[.C18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89]*[.D189])/[.C18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90]*[.D190])/[.C19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91]*[.D191])/[.C19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92]*[.D192])/[.C19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93]*[.D193])/[.C19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94]*[.D194])/[.C19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95]*[.D195])/[.C19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96]*[.D196])/[.C19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97]*[.D197])/[.C19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98]*[.D198])/[.C19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199]*[.D199])/[.C19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8" table:number-columns-repeated="3"/>
          <table:table-cell table:formula="of:=([.B200]*[.D200])/[.C200]" office:value-type="string" office:string-value="" calcext:value-type="error">
            <text:p>#DIV/0!</text:p>
          </table:table-cell>
        </table:table-row>
      </table:table>
      <table:named-expressions/>
      <table:database-ranges>
        <table:database-range table:name="__Anonymous_Sheet_DB__0" table:target-range-address="Sheet1.A1:Sheet1.B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00-00-00</text:date>, <text:time style:data-style-name="N2" text:time-value="14:19:11.782388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3:35:17.327431587</meta:creation-date>
    <dc:date>2018-04-11T14:37:04.235948218</dc:date>
    <meta:editing-duration>PT8M24S</meta:editing-duration>
    <meta:editing-cycles>2</meta:editing-cycles>
    <meta:generator>LibreOffice/5.4.5.1$MacOSX_X86_64 LibreOffice_project/79c9829dd5d8054ec39a82dc51cd9eff340dbee8</meta:generator>
    <meta:document-statistic meta:table-count="1" meta:cell-count="324" meta:object-count="0"/>
  </office:meta>
</office:document-meta>
</file>